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TEE39O00" svg:font-family="TTEE39O00"/>
    <style:font-face style:name="Tahoma1" svg:font-family="Tahoma"/>
    <style:font-face style:name="Times New Roman1" svg:font-family="'Times New Roman'" style:font-family-generic="roman"/>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start" style:justify-single-word="false" style:text-autospace="none"/>
      <style:text-properties style:font-name="TTEE39O00" fo:font-size="22pt" style:font-name-asian="TTEE39O00" style:font-size-asian="22pt" style:font-name-complex="TTEE39O00" style:font-size-complex="22pt"/>
    </style:style>
    <style:style style:name="P2"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nenansicht einer Fachschaft</text:p>
      <text:p text:style-name="Standard"/>
      <text:p text:style-name="P2">Jeden Mittwoch um 18:00 versammeln sich Teile der „Liste 42“ im Fachschaftsraum zu einer öffentlichen Sitzung. Jeder darf teilnehmen, zuhören, sofort wieder gehen (sofern er/sie abgeschreckt wurde) oder gerne bleiben (so schlimm sind wir gar nicht!)... und sich Idealerweise uns anschließen. Wer dann auch noch pünktlich kommt, hat die Chance sein Abendessen über unserem Pizza-Dealer zu bekommen. </text:p>
      <text:p text:style-name="P2"/>
      <text:p text:style-name="P2"/>
      <text:p text:style-name="P2">Aber was machen wir so die ganze Zeit während der Sitzung außer Pizza essen? Gute Frage, deshalb hier mal ein Rückblick über das ganze letzte Jahr. Zusammengesucht aus den vielen Sitzungsprotokollen.</text:p>
      <text:p text:style-name="P2"/>
      <text:p text:style-name="P2">Wintersemester 05/06</text:p>
      <text:p text:style-name="P2">Schon in der ersten Sitzung noch vor der Ersti-Woche beschäftigt uns schon ein Thema, dass uns das ganze Semester über begleiten wird: Die Diskussionen und Aktionen rund um Studiengebühren. Diese sind zwar vorerst aufgeschoben aber wahrscheinlich ist ihre Einführung nur eine Frage der Zeit. Schade.Außerdem haben wir uns in den Semesterferien um die Inventur der Studibib und die letzten Vorbereitungen für die Ersti-Woche gekümmert.</text:p>
      <text:p text:style-name="P2">In der ersten Sitzung nach Beginn der Vorlesungszeit beschäftigen wir uns nicht nur mit der Nachbesprechung der Ersti-Woche, sondern auch gleich mit dem ersten Problemen: unser Scanner ist kaputt und einige der neu eingetroffenen Physik-T-Shirts weisen Mängel auf. Kurzerhand wurde eine Rückruf- und Umtauschaktion für die T-Shirts organisiert und die Besorgung eines neuen Scanners über FK-Mittel beschlossen. </text:p>
      <text:p text:style-name="P2">In den nächsten Wochen des Semesters standen die Alljährlichen Probleme auf dem Programm: Die AG-Info-Tage und der Hochschultag waren zu organisieren. Für dir Mitarbeit in Komissionen mussten „Freiwillige“ überzeugt werden. Ein weiteres beherrschendes Thema der nächsten Sitzungen war die Vorbereitung des anstehenden Ersti-Wochenendes. Dazu findet sich im Protokoll vom 26.10.: „Erstis verlassen den Raum. Auch Olaf geht“ Schließlich sollen nicht zu viele Details über geplante Aktivitäten nach außen dringen.</text:p>
      <text:p text:style-name="P2">Ein weiteres Thema der selben Sitzung: Das Semesterticket soll nach Vorstellung der Verkehrsbetriebe deutlich teurer werden - Nicht mit uns! Es reicht doch schon, dass wir zum Semesterticket auch noch einen Nachtbuszuschlag zahlen müssen! - Zum Glück steuert hier auch der AStA dem entgegen.</text:p>
      <text:p text:style-name="P2">Es gibt aber auch Erfreuliches: Die Planungen für einen zusätzliche Rechenplatz, in Anlehnung an die Mathe noch unter dem Projektnamen Physik-Brücke, nehmen langsam Gestallt an. Es wurden schon Tische bestellt und die ehemalige Kernphysik-Bibliothek wurde als Ort auserkoren. Um den ganzen Prozess zu beschleunigen, haben wir bei den nötigen Umräumaktionen tatkräftig mitgeholfen.</text:p>
      <text:p text:style-name="P2">Wenn sich das Jahr dem Ende neigt, steigt auch alljährlich der Arbeitseinsatz der Fachschaftler. Neben der Vorlesungsumfrage, den AG-Info-Tagen und dem Ersti-Wochenende stehen auch immer die Wahlen zur Fachschaftsvertretung und zum Studierendenparlament an. Um die Wahlbeteiligung zu erhöhen gehört neben der Wahlwerbung auch immer das Ausschenken von Glüchwein an alle, die sich an der Wahl beteiligt haben.</text:p>
      <text:p text:style-name="P2">Nach all diesen Anstrengungen waren die Weihnachtsferien mehr als gerechtfertigt und wurden mit einer kleinen Weihnachtsparty in der Fachschaft eingeläutet.</text:p>
      <text:p text:style-name="P2">Direkt nach den Ferien gab es die konstituierende Sitzung. Alle die als Fachschaftsvertreter gewählt worden sind, haben mal wieder die aktiven Fachschaftler in den Fachschaftsrat gewählt. Bürokratie muss sein. Natürlich haben wir unsere drei „Neuen“ Claas, Sven und Janning auch gleich mit reingewählt und Sven auch sofort zusammen mit Sebastian zum Kassenwart ernannt. Dann hat uns aber auch sofort wieder der normale Inhalt der Fachschaftssitungen erwischt, es gab mal wieder was zum Thema Studiengebühren. Der AStA hat zum Thema „Eintritt frei“ ein großes Banner vor dem Schloss aufgehangen, was der Wind aber leider schon nach wenigen Tagen abgerissen hat und wir selber haben eine Vollversammlung einberufen, bei der es was zu den Themen Semesterticket, Studiengebühren und Kürzungen beim Studentenwerk ging. Dafür, dass eigentlich Klausurzeit war, ist diese sogar gut besucht gewesen.</text:p>
      <text:p text:style-name="P2">Mit der Klausurzeit wird dann eigentlich auch immer das Ende des Semesters eingeläutet und mit dem Ende kommt auch ein neuer Anfang und damit neue Erstis. Darum beginnen auch mit dem Ende es Semesters die Vorbeitungen für das neue und speziell die Vorbereitung der Ersti-Tage zum Beginn des Sommersemesters.</text:p>
      <text:p text:style-name="P2">Bevor das Semester abgeschlossen wird soll hier noch mal kurz das Erwähnung finden, was bisher untergegangen ist: Die KLSA hat quasi ständig getagt und war dabei sogar sehr erfolgreich, den sie hat die Bachelor-Master Ordnung soweit gebracht, dass sie zum Wintersemester 2006/07 eingeführt werden kann. Auch darf man nicht vergessen zu erwähnen, dass wir eine Spende von 150 Büchern für die Studibib bekommen haben und das beim Kaffee in der Kaffeemaschine mal eine andere Sorte probiert wurde. Wobei letzteres wirklich nur die Kaffeetrinker interessiert.</text:p>
      <text:p text:style-name="P2"/>
      <text:p text:style-name="P2">Sommersemester 06</text:p>
      <text:p text:style-name="P2"/>
      <text:p text:style-name="P2">Was ist das für ein Semesterstart? Da kommt man zur Fachschaft und was ist die alte bunt beklebte Tür ist weg. Naja, dafür sieht die neue wenigstens vernünftig aus. Die Ersti-Tage haben wir hinter uns gebracht, eigentlich sind alle Fachschaftler gut erholt. Das sind doch gut Zeichen für ein Semester, oder?</text:p>
      <text:p text:style-name="P2">Diese Zeichen werden natürlich voll genutzt und in Aktionismus umgewandelt. Zum einen gibt es eine fachschaftsinterne Fortbildung zum Thema Lehramt, damit auch die Diplom-Physiker die Lehrämtler gut beraten können, zum anderen beginnen die Planung für eine Wiederauflegung des Physiksommerfestes. Das letzte hat keiner der aktiven Fachschaftler noch mitbekommen, so dass es wirklich mal Zeit wurde, in der Richtung was zu unternehmen. <text:s/>Und damit hörte der ganze Aktionismus nicht auf. Wir haben auch gleich noch beschlossen, dass es in der Fachschaft für die Fachschaftler außer Kaffee auch noch andere Getränke zu finden sein sollen und auch gleich einen gefunden, der sich darum kümmert. (Was war das nur für eine erfolgreiche Fachschaftssitzung am 5.4....)</text:p>
      <text:p text:style-name="P2">Dann hat uns Herr Münster an einem Nachmittag in seiner Funktion als Dekan besucht, um mit uns über Problem und andere Dinge zu sprechen, die uns Studenten am Fachbereich so bewegen. Er war von der Idee des Sommerfestes sehr begeistert und hat auch für die Physiker-Brücke, die in den ersten Tagen des Semesters eröffnet wurde den Namen StudiO vorgeschlagen. Das steht für „Studierne Offen“ und ist bei uns auf positive Resonanz gestoßen, so dass es bei diesem Namen geblieben ist.</text:p>
      <text:p text:style-name="P2">Anfang Mai erreicht uns dann aus der Mathe-Fachschaft eine sehr aufrührende Mitteilung: Die Zentrale Studienberatung will die komplette Organisation für die Ersti-Wochen übernehmen und will mit der Mathe als Pilotprojekt anfangen. Machen wir etwa unseren Job nicht gut genug als Fachschaften? - Dazu könnt ihr ja eure eigene Meinung bilden, aber die bisherigen Erstis waren mit uns so zufrieden, dass wir dieses auch weiter machen wollen.</text:p>
      <text:p text:style-name="P2">Nachdem es im letzten Semester wegen dem Semesterticket hoch her ging hat der AStA geplant dazu eine Umfrage zu starten. Und da Themen der FK auch in der Fachschaft angesprochen werden, haben wir mit schmunzeln mitbekommen, wie in anderen Fachschaften jede Kleinigkeit groß diskutiert werden muss. - Es gibt schon komische Vögel an der Uni...</text:p>
      <text:p text:style-name="P2">Dann hatten wir die Zeva im Hause. Das ist eine Agentur die sich ansehen wollte, ob den die Physik auch in der Lage ist einen Bachelor und einen Master einführen zu können. Warum eigentlich auch nicht? Auf jeden Fall waren die mit uns voll und ganz zufrieden und damit war dann eigentlich auch die letzte große Hürde für den Bachelor gefallen. Jetzt muss man sich nur noch überlegen, ob der Bachelor wirklich das bringt, was alle von ihm hoffen oder ob man nicht doch einfach beim Diplom bleiben sollte, das sich ja auch schon seit Jahren bewährt hat und an den kritischen Stellen geändert wird, wenn es nötig ist.</text:p>
      <text:p text:style-name="P2">Während uns die Zeva besucht hat, hatte das Schloss Besuch von den Studies. Es gab quasi eine Besetzung des Schlosses um gegen die Einführung von Studiengebühren vorzugehen. Wie gesagt, es ist ein Thema was uns ständig begleitet hat.</text:p>
      <text:p text:style-name="P2">Dann gab es die neue Vorlesungsumfrage. Was heißt neue? Das Kind heißt jetzt nicht mehr Vorlesungsumfrage sondern Vorlesungevaluation und sie wird nur noch indirekt durch die Fachschaft ausgeführt, den eigentlich ist jetzt der Fachbereich dafür zuständig und sie sind jetzt dazu verpflichtet, während die Jahre vorher es freiwillig geschehen ist.</text:p>
      <text:p text:style-name="P2">Am 21.6. ging dann unser Sommerfest über die Bühne. Etwas besseres Wetter hätte man uns schon gönnen können, aber dafür dass es zu Beginn auch noch gefisselt hat und es das erste Mal seit sehr sehr langer Zeit war, können wir uns eigentlich nicht beschweren. Sowohl der Wettbewerb für eine Weitwurfmaschine für einen Schaumkopf mit Schokoglasur, man will ja nicht politisch unkorrekt werden, als auch das Volleyballtunier sind gut angenommen worden und es wird wohl nächstes Jahr eine Wiederholung geben.</text:p>
      <text:p text:style-name="P2">Als sich dann das Semester dem Ende neigt fing wieder das Thema Ersti-Woche an. Also Vorbereitung, Planung und so weiter nur für euch und damit ihr zum Beginn des nächsten Semesters was zu sehen bekommt, haben wir uns auch noch in den letzten Woche darum gezofft, wie wir den die Fachschaft neu gestallten sollen, den mit dem bisherigen Anstrich sind wir nach all den Jahren nicht mehr zufrieden. Also lasst euch überraschen, was wir noch so alles in den Ferien auf die Beine stellen werden.</text:p>
      <text:p text:style-name="P2"/>
      <text:p text:style-name="P2">Zum Abschluss noch ein Zitat, das sich schon in den letzten Jahren unter unter der Zusammenfassung des Semester befunden hat und aus einem Sitzungprotokoll stammt: „Es ist 10 nach 8, wie beenden die Tragödie an dieser Stelle.“</text:p>
      <text:p text:style-name="P2"/>
      <text:p text:style-name="P2">(johpie, f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TEE39O00" svg:font-family="TTEE39O00"/>
    <style:font-face style:name="Tahoma1" svg:font-family="Tahoma"/>
    <style:font-face style:name="Times New Roman1" svg:font-family="'Times New Roman'" style:font-family-generic="roman"/>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45$Build-8989</meta:generator>
    <meta:creation-date>2006-07-19T13:12:46</meta:creation-date>
    <dc:date>2006-07-20T17:36:35</dc:date>
    <dc:language>de-DE</dc:language>
    <meta:editing-cycles>26</meta:editing-cycles>
    <meta:editing-duration>PT4H51M1S</meta:editing-duration>
    <meta:user-defined meta:name="Info 1"/>
    <meta:user-defined meta:name="Info 2"/>
    <meta:user-defined meta:name="Info 3"/>
    <meta:user-defined meta:name="Info 4"/>
    <meta:document-statistic meta:table-count="0" meta:image-count="0" meta:object-count="0" meta:page-count="2" meta:paragraph-count="27" meta:word-count="1510" meta:character-count="9759"/>
  </office:meta>
</office:document-meta>
</file>